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itle">
      <style:paragraph-properties fo:text-align="center" style:justify-single-word="false"/>
      <style:text-properties officeooo:rsid="001cf059" officeooo:paragraph-rsid="001cf059"/>
    </style:style>
    <style:style style:name="P2" style:family="paragraph" style:parent-style-name="Text_20_body">
      <style:text-properties officeooo:rsid="001cf059" officeooo:paragraph-rsid="001cf059"/>
    </style:style>
    <style:style style:name="P3" style:family="paragraph" style:parent-style-name="Text_20_body">
      <style:text-properties officeooo:rsid="001e6af6" officeooo:paragraph-rsid="001e6af6"/>
    </style:style>
    <style:style style:name="P4" style:family="paragraph" style:parent-style-name="Text_20_body">
      <style:text-properties officeooo:rsid="001ebbf1" officeooo:paragraph-rsid="001ebbf1"/>
    </style:style>
    <style:style style:name="P5" style:family="paragraph" style:parent-style-name="Text_20_body" style:list-style-name="L1">
      <style:text-properties officeooo:rsid="001cf059" officeooo:paragraph-rsid="001cf059"/>
    </style:style>
    <style:style style:name="P6" style:family="paragraph" style:parent-style-name="Text_20_body" style:list-style-name="L2">
      <style:text-properties officeooo:rsid="001e6af6" officeooo:paragraph-rsid="001e6af6"/>
    </style:style>
    <style:style style:name="P7" style:family="paragraph" style:parent-style-name="Text_20_body" style:list-style-name="L3">
      <style:text-properties officeooo:rsid="001ebbf1" officeooo:paragraph-rsid="001ebbf1"/>
    </style:style>
    <style:style style:name="P8" style:family="paragraph" style:parent-style-name="Text_20_body" style:list-style-name="L4">
      <style:text-properties officeooo:rsid="0021c9e5" officeooo:paragraph-rsid="0021c9e5"/>
    </style:style>
    <style:style style:name="P9" style:family="paragraph" style:parent-style-name="Text_20_body" style:list-style-name="L4">
      <style:text-properties officeooo:rsid="0022f04e" officeooo:paragraph-rsid="0022f04e"/>
    </style:style>
    <style:style style:name="P10" style:family="paragraph" style:parent-style-name="Text_20_body" style:list-style-name="L4">
      <style:text-properties officeooo:rsid="0024d019" officeooo:paragraph-rsid="0024d019"/>
    </style:style>
    <style:style style:name="P11" style:family="paragraph" style:parent-style-name="Text_20_body">
      <style:text-properties officeooo:rsid="0024d019" officeooo:paragraph-rsid="0024d019"/>
    </style:style>
    <style:style style:name="P12" style:family="paragraph" style:parent-style-name="Text_20_body">
      <style:text-properties officeooo:rsid="0027627a" officeooo:paragraph-rsid="0027627a"/>
    </style:style>
    <style:style style:name="P13" style:family="paragraph" style:parent-style-name="Heading_20_1">
      <style:text-properties officeooo:rsid="001cf059" officeooo:paragraph-rsid="001cf059"/>
    </style:style>
    <style:style style:name="P14" style:family="paragraph" style:parent-style-name="Heading_20_1">
      <style:text-properties officeooo:rsid="001e6af6" officeooo:paragraph-rsid="001e6af6"/>
    </style:style>
    <style:style style:name="P15" style:family="paragraph" style:parent-style-name="Heading_20_2">
      <style:text-properties officeooo:rsid="001cf059" officeooo:paragraph-rsid="001cf059"/>
    </style:style>
    <style:style style:name="P16" style:family="paragraph" style:parent-style-name="Heading_20_2">
      <style:text-properties fo:font-size="15pt" officeooo:rsid="001cf059" officeooo:paragraph-rsid="001cf059" style:font-size-asian="15pt" style:font-size-complex="15pt"/>
    </style:style>
    <style:style style:name="P17" style:family="paragraph" style:parent-style-name="Heading_20_2">
      <style:text-properties officeooo:rsid="001e6af6"/>
    </style:style>
    <style:style style:name="P18" style:family="paragraph" style:parent-style-name="Heading_20_2">
      <style:text-properties officeooo:rsid="001ebbf1" officeooo:paragraph-rsid="001ebbf1"/>
    </style:style>
    <style:style style:name="P19" style:family="paragraph" style:parent-style-name="Heading_20_2">
      <style:text-properties officeooo:rsid="0021c9e5" officeooo:paragraph-rsid="0021c9e5"/>
    </style:style>
    <style:style style:name="T1" style:family="text">
      <style:text-properties officeooo:rsid="001e6af6"/>
    </style:style>
    <style:style style:name="T2" style:family="text">
      <style:text-properties officeooo:rsid="0020d864"/>
    </style:style>
    <style:style style:name="T3" style:family="text">
      <style:text-properties officeooo:rsid="0022f04e"/>
    </style:style>
    <style:style style:name="T4" style:family="text">
      <style:text-properties officeooo:rsid="0025b515"/>
    </style:style>
    <style:style style:name="T5" style:family="text">
      <style:text-properties officeooo:rsid="0027627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changeRate</text:p>
      <text:p text:style-name="Subtitle">Currency converter gem</text:p>
      <text:h text:style-name="P13" text:outline-level="1">Usage:</text:h>
      <text:h text:style-name="P16" text:outline-level="2">ExchangeRate.at(date,base currency, counter currency)</text:h>
      <text:list xml:id="list2695906831" text:style-name="L1">
        <text:list-item>
          <text:p text:style-name="P5">date is a Date object between today and today – 89 (see note below about weekends)</text:p>
        </text:list-item>
        <text:list-item>
          <text:p text:style-name="P5">base currency and counter currency are three letter strings. Case is ignored.</text:p>
        </text:list-item>
      </text:list>
      <text:p text:style-name="P2">Return value is the exchange rate between the two currencies on the specified date or the nearest preceding weekday if the specified date is a weekend. If the date is invalid or either currency is unknown the return value is 0.</text:p>
      <text:p text:style-name="P2">The ECB feed has no data for Saturday or Sunday. If the date supplied is a Saturday or Sunday and there is no stored data available then the last preceding date we have data for is used (generally the Friday before). </text:p>
      <text:p text:style-name="P2">If the date supplied is <text:span text:style-name="T1">a Saturday or Sunday but the nearest preceding date with data is out of range (i.e. more than 89 days ago) the return value is 0 as I felt it would not be appropriate to return data for a future date.</text:span></text:p>
      <text:p text:style-name="P3">The number of decimal places used depends on the number of decimal places in the stored data. If one currency is recorded with more decimal places than the other, the higher number is used. So if the base currency has a rate of 1.32 and the counter currency has a rate of 8.34784 the result will be to 5 decimal places.</text:p>
      <text:h text:style-name="P17" text:outline-level="2">ExchangeRate.refresh()</text:h>
      <text:p text:style-name="P3">Forces an update of the stored data from the specified source. If a conversion is requested and the requested date is after the last read (e.g. the gem has not been used before) or the specified source has changed then this method will be called internally.</text:p>
      <text:h text:style-name="P15" text:outline-level="2">ExchangeRate.setUrl(url)</text:h>
      <text:p text:style-name="P2">Data is taken from "<text:a xlink:type="simple" xlink:href="http://www.ecb.europa.eu/stats/eurofxref/eurofxref-hist-90d.xml" text:style-name="Internet_20_link" text:visited-style-name="Visited_20_Internet_20_Link">http://www.ecb.europa.eu/stats/eurofxref/eurofxref-hist-90d.xml</text:a>" by default, setUrl will change this to the specified url. The new url will not be used until ExchangeRate.refresh() is called. </text:p>
      <text:h text:style-name="P15" text:outline-level="2">ExchangeRate.resetUrl() </text:h>
      <text:p text:style-name="P2">Sets the url back to the default one</text:p>
      <text:h text:style-name="P15" text:outline-level="2"><text:soft-page-break/>ExchangeRate.currentUrl() </text:h>
      <text:p text:style-name="P2">Displays the currently set url <text:span text:style-name="T2">as a string</text:span></text:p>
      <text:h text:style-name="P15" text:outline-level="2">ExchangeRate.lastRead() </text:h>
      <text:p text:style-name="P2">Displays the date of the last time fresh data was retrieved from the remote feed <text:span text:style-name="T2">as a string</text:span></text:p>
      <text:h text:style-name="P14" text:outline-level="1">Notes:</text:h>
      <text:h text:style-name="P18" text:outline-level="2">Files</text:h>
      <text:p text:style-name="P3">The gem writes to two external files. One, data.txt contains the raw data from the remote source. The other config.txt contains three lines of comma separated values:</text:p>
      <text:list xml:id="list3740002746" text:style-name="L2">
        <text:list-item>
          <text:p text:style-name="P6">url: the remote source to use to fetch the date</text:p>
        </text:list-item>
        <text:list-item>
          <text:p text:style-name="P6">readdate: the last time the data was read</text:p>
        </text:list-item>
        <text:list-item>
          <text:p text:style-name="P6">readurl: where the last data was retrieved from</text:p>
        </text:list-item>
      </text:list>
      <text:h text:style-name="P18" text:outline-level="2">Other data sources</text:h>
      <text:p text:style-name="P4">The gem should be able to read data in json or XML format provided that:</text:p>
      <text:list xml:id="list3757567843" text:style-name="L3">
        <text:list-item>
          <text:p text:style-name="P7">the first part of the date is in the format ‘yyyy-mm-dd’ or ‘yyyy/mm/dd’ </text:p>
        </text:list-item>
        <text:list-item>
          <text:p text:style-name="P7">the country codes are ISO alpha 3</text:p>
        </text:list-item>
        <text:list-item>
          <text:p text:style-name="P7">the rates themselves are in the form x.xxxx i.e. one or more number<text:span text:style-name="T4">s</text:span>, a decimal point and then one or more number<text:span text:style-name="T4">s</text:span>.</text:p>
        </text:list-item>
      </text:list>
      <text:p text:style-name="P12">I </text:p>
      <text:h text:style-name="P19" text:outline-level="2"><text:span text:style-name="T4">Gems and tools</text:span> used</text:h>
      <text:list xml:id="list816670061" text:style-name="L4">
        <text:list-item>
          <text:p text:style-name="P8">Http <text:a xlink:type="simple" xlink:href="https://github.com/httprb/http" text:style-name="Internet_20_link" text:visited-style-name="Visited_20_Internet_20_Link">https://github.com/httprb/http</text:a> – <text:span text:style-name="T3">http connection</text:span></text:p>
        </text:list-item>
        <text:list-item>
          <text:p text:style-name="P9">xml-simple <text:a xlink:type="simple" xlink:href="https://rubygems.org/gems/xml-simple/versions/1.1.5" text:style-name="Internet_20_link" text:visited-style-name="Visited_20_Internet_20_Link">https://rubygems.org/gems/xml-simple/versions/1.1.5</text:a> – read xml</text:p>
        </text:list-item>
        <text:list-item>
          <text:p text:style-name="P9">crack <text:a xlink:type="simple" xlink:href="https://github.com/jnunemaker/crack" text:style-name="Internet_20_link" text:visited-style-name="Visited_20_Internet_20_Link">https://github.com/jnunemaker/crack</text:a> - converts XML or JSON to a ruby hash</text:p>
        </text:list-item>
        <text:list-item>
          <text:p text:style-name="P10">Bundler – <text:span text:style-name="T4">simplifies installation</text:span></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8T20:29:37.849460775</meta:creation-date>
    <dc:date>2018-07-08T22:43:29.678218818</dc:date>
    <meta:editing-duration>PT40M55S</meta:editing-duration>
    <meta:editing-cycles>5</meta:editing-cycles>
    <meta:generator>LibreOffice/5.4.5.1$Linux_X86_64 LibreOffice_project/40$Build-1</meta:generator>
    <meta:document-statistic meta:table-count="0" meta:image-count="0" meta:object-count="0" meta:page-count="2" meta:paragraph-count="37" meta:word-count="490" meta:character-count="2892" meta:non-whitespace-character-count="2440"/>
  </office:meta>
</office:document-meta>
</file>